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-слагаемое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слагаемое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сумма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Лист3" table:style-name="ta2">
        <table:table-column table:style-name="co1" table:number-columns-repeated="9" table:default-cell-style-name="Default"/>
        <table:table-row table:style-name="ro3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table table:name="Лист4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Х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X OR Y:</text:p>
          </table:table-cell>
          <table:table-cell table:number-columns-repeated="7"/>
        </table:table-row>
      </table:table>
      <table:table table:name="Лист6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XOR</text:span><text:span text:style-name="T2"> Y:</text:span></text:p>
          </table:table-cell>
          <table:table-cell table:number-columns-repeated="7"/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</table:table>
      <table:table table:name="Лист8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1: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9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:</text:p>
          </table:table-cell>
          <table:table-cell table:number-columns-repeated="7"/>
        </table:table-row>
      </table:table>
      <table:table table:name="Лист10" table:style-name="ta2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/>
        </table:table-row>
      </table:table>
      <table:table table:name="Лист11" table:style-name="ta2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23:58.36152218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23:58.714124954</meta:creation-date>
    <dc:title>Таблица</dc:title>
    <meta:generator>LibreOffice/7.6.7.2$Linux_X86_64 LibreOffice_project/60$Build-2</meta:generator>
    <meta:editing-duration>PT1H10M55S</meta:editing-duration>
    <meta:editing-cycles>6</meta:editing-cycles>
    <dc:date>2026-04-22T10:34:56.521591841</dc:date>
    <meta:document-statistic meta:table-count="11" meta:cell-count="243" meta:object-count="0"/>
    <meta:template xlink:type="simple" xlink:actuate="onRequest" xlink:title="Таблица" xlink:href="../../../../../usr/lib/libreoffice/share/template/common/ШАБЛОН_ЭЛЕКТРОННОЙ_ТАБЛИЦЫ_2019-07-22.ots" meta:date="2026-04-22T09:23:58.451423086"/>
  </office:meta>
</office:document-meta>
</file>